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4.12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SC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/A1x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Light Freight</text:p>
          </table:table-cell>
          <table:table-cell office:value-type="float" office:value="1872" table:style-name="ce1">
            <text:p>1872</text:p>
          </table:table-cell>
          <table:table-cell office:value-type="float" office:value="1880" table:style-name="ce1">
            <text:p>1880</text:p>
          </table:table-cell>
          <table:table-cell office:value-type="float" office:value="50" table:style-name="ce1">
            <text:p>5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Terrier"</text:p>
          </table:table-cell>
          <table:table-cell office:value-type="string" table:style-name="ce1">
            <text:p>y</text:p>
          </table:table-cell>
          <table:table-cell office:value-type="float" office:value="74" table:formula="of:=[.H2]-([.E2]+[.F2])/2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Express Passenger</text:p>
          </table:table-cell>
          <table:table-cell office:value-type="float" office:value="1882" table:style-name="ce1">
            <text:p>1882</text:p>
          </table:table-cell>
          <table:table-cell office:value-type="float" office:value="1888" table:style-name="ce1">
            <text:p>1888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"Gladstone"</text:p>
          </table:table-cell>
          <table:table-cell office:value-type="string" table:style-name="ce1">
            <text:p>y</text:p>
          </table:table-cell>
          <table:table-cell office:value-type="float" office:value="40" table:formula="of:=[.H3]-([.E3]+[.F3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2/B2x/B3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25" table:style-name="ce1">
            <text:p>25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Rough riders</text:p>
          </table:table-cell>
          <table:table-cell table:style-name="ce1"/>
          <table:table-cell office:value-type="float" office:value="35" table:formula="of:=[.H4]-([.E4]+[.F4])/2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4/B4x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902" table:style-name="ce1">
            <text:p>1902</text:p>
          </table:table-cell>
          <table:table-cell office:value-type="float" office:value="12" table:style-name="ce1">
            <text:p>12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54.5" table:formula="of:=[.H5]-([.E5]+[.F5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Heavy Goods</text:p>
          </table:table-cell>
          <table:table-cell office:value-type="float" office:value="1882" table:style-name="ce1">
            <text:p>1882</text:p>
          </table:table-cell>
          <table:table-cell office:value-type="float" office:value="1887" table:style-name="ce1">
            <text:p>1887</text:p>
          </table:table-cell>
          <table:table-cell office:value-type="float" office:value="12" table:style-name="ce1">
            <text:p>12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1"/>
          <table:table-cell office:value-type="float" office:value="25.5" table:formula="of:=[.H6]-([.E6]+[.F6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2/C2x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3" table:style-name="ce1">
            <text:p>1893</text:p>
          </table:table-cell>
          <table:table-cell office:value-type="float" office:value="1902" table:style-name="ce1">
            <text:p>1902</text:p>
          </table:table-cell>
          <table:table-cell office:value-type="float" office:value="55" table:style-name="ce1">
            <text:p>55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7.5" table:formula="of:=[.H7]-([.E7]+[.F7])/2" table:style-name="ce1">
            <text:p>5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Mainline Goods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Rarely Used</text:p>
          </table:table-cell>
          <table:table-cell table:style-name="ce1"/>
          <table:table-cell office:value-type="float" office:value="44" table:formula="of:=[.H8]-([.E8]+[.F8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0-4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uburban 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886" table:style-name="ce1">
            <text:p>1886</text:p>
          </table:table-cell>
          <table:table-cell office:value-type="float" office:value="125" table:style-name="ce1">
            <text:p>125</text:p>
          </table:table-cell>
          <table:table-cell office:value-type="float" office:value="1935" table:style-name="ce1">
            <text:p>193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5.5" table:formula="of:=[.H9]-([.E9]+[.F9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ry</text:p>
          </table:table-cell>
          <table:table-cell office:value-type="string" table:style-name="ce1">
            <text:p>Light Express</text:p>
          </table:table-cell>
          <table:table-cell office:value-type="float" office:value="1876" table:style-name="ce1">
            <text:p>1876</text:p>
          </table:table-cell>
          <table:table-cell office:value-type="float" office:value="1883" table:style-name="ce1">
            <text:p>1883</text:p>
          </table:table-cell>
          <table:table-cell office:value-type="float" office:value="13" table:style-name="ce1">
            <text:p>13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"Lyons", D1 with tender</text:p>
          </table:table-cell>
          <table:table-cell table:style-name="ce1"/>
          <table:table-cell office:value-type="float" office:value="25.5" table:formula="of:=[.H10]-([.E10]+[.F10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3/D3x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Semi-Fast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6" table:style-name="ce1">
            <text:p>1896</text:p>
          </table:table-cell>
          <table:table-cell office:value-type="float" office:value="36" table:style-name="ce1">
            <text:p>36</text:p>
          </table:table-cell>
          <table:table-cell office:value-type="float" office:value="1945" table:style-name="ce1">
            <text:p>194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1" table:formula="of:=[.H11]-([.E11]+[.F11])/2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Mixed Traffic</text:p>
          </table:table-cell>
          <table:table-cell office:value-type="float" office:value="1874" table:style-name="ce1">
            <text:p>1874</text:p>
          </table:table-cell>
          <table:table-cell office:value-type="float" office:value="1890" table:style-name="ce1">
            <text:p>1890</text:p>
          </table:table-cell>
          <table:table-cell office:value-type="float" office:value="80" table:style-name="ce1">
            <text:p>8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ainly goods</text:p>
          </table:table-cell>
          <table:table-cell table:style-name="ce1"/>
          <table:table-cell office:value-type="float" office:value="58" table:formula="of:=[.H12]-([.E12]+[.F12])/2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913" table:style-name="ce1">
            <text:p>1913</text:p>
          </table:table-cell>
          <table:table-cell office:value-type="float" office:value="1916" table:style-name="ce1">
            <text:p>1916</text:p>
          </table:table-cell>
          <table:table-cell office:value-type="float" office:value="10" table:style-name="ce1">
            <text:p>10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5.5" table:formula="of:=[.H13]-([.E13]+[.F13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1" table:style-name="ce1">
            <text:p>1891</text:p>
          </table:table-cell>
          <table:table-cell office:value-type="float" office:value="1895" table:style-name="ce1">
            <text:p>1895</text:p>
          </table:table-cell>
          <table:table-cell office:value-type="float" office:value="17" table:style-name="ce1">
            <text:p>17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62" table:formula="of:=[.H14]-([.E14]+[.F14])/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4/E4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897" table:style-name="ce1">
            <text:p>1897</text:p>
          </table:table-cell>
          <table:table-cell office:value-type="float" office:value="1903" table:style-name="ce1">
            <text:p>1903</text:p>
          </table:table-cell>
          <table:table-cell office:value-type="float" office:value="75" table:style-name="ce1">
            <text:p>75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0" table:formula="of:=[.H15]-([.E15]+[.F15])/2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5/E5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Outer Suburban</text:p>
          </table:table-cell>
          <table:table-cell office:value-type="float" office:value="1902" table:style-name="ce1">
            <text:p>1902</text:p>
          </table:table-cell>
          <table:table-cell office:value-type="float" office:value="1904" table:style-name="ce1">
            <text:p>1904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16]-([.E16]+[.F16])/2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6/E6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Local Goods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12" table:style-name="ce1">
            <text:p>12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5.5" table:formula="of:=[.H17]-([.E17]+[.F17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2">
            <text:p>2-2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emi-Fast 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82" table:style-name="ce1">
            <text:p>1882</text:p>
          </table:table-cell>
          <table:table-cell office:value-type="float" office:value="26" table:style-name="ce1">
            <text:p>26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float" office:value="30" table:formula="of:=[.H18]-([.E18]+[.F18])/2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/H2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5" table:style-name="ce1">
            <text:p>1905</text:p>
          </table:table-cell>
          <table:table-cell office:value-type="float" office:value="1912" table:style-name="ce1">
            <text:p>1912</text:p>
          </table:table-cell>
          <table:table-cell office:value-type="float" office:value="11" table:style-name="ce1">
            <text:p>11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1.5" table:formula="of:=[.H19]-([.E19]+[.F19])/2" table:style-name="ce1">
            <text:p>4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1/I1x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3.5" table:formula="of:=[.H20]-([.E20]+[.F20])/2" table:style-name="ce1">
            <text:p>4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2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08" table:style-name="ce1">
            <text:p>190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Used as air raid shelters</text:p>
          </table:table-cell>
          <table:table-cell table:style-name="ce1"/>
          <table:table-cell office:value-type="float" office:value="27.5" table:formula="of:=[.H21]-([.E21]+[.F21])/2" table:style-name="ce1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3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13" table:style-name="ce1">
            <text:p>1913</text:p>
          </table:table-cell>
          <table:table-cell office:value-type="float" office:value="27" table:style-name="ce1">
            <text:p>27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perheated (BK Field)</text:p>
          </table:table-cell>
          <table:table-cell office:value-type="string" table:style-name="ce1">
            <text:p>y</text:p>
          </table:table-cell>
          <table:table-cell office:value-type="float" office:value="40" table:formula="of:=[.H22]-([.E22]+[.F22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10" table:style-name="ce1">
            <text:p>1910</text:p>
          </table:table-cell>
          <table:table-cell office:value-type="float" office:value="1912" table:style-name="ce1">
            <text:p>1912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9" table:formula="of:=[.H23]-([.E23]+[.F23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2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Heavy Goods</text:p>
          </table:table-cell>
          <table:table-cell office:value-type="float" office:value="1913" table:style-name="ce1">
            <text:p>1913</text:p>
          </table:table-cell>
          <table:table-cell office:value-type="float" office:value="1921" table:style-name="ce1">
            <text:p>1921</text:p>
          </table:table-cell>
          <table:table-cell office:value-type="float" office:value="17" table:style-name="ce1">
            <text:p>17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3" table:formula="of:=[.H24]-([.E24]+[.F24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4">
            <text:p>4-6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914" table:style-name="ce1">
            <text:p>1914</text:p>
          </table:table-cell>
          <table:table-cell office:value-type="float" office:value="1922" table:style-name="ce1">
            <text:p>1922</text:p>
          </table:table-cell>
          <table:table-cell office:value-type="float" office:value="7" table:style-name="ce1">
            <text:p>7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17" table:formula="of:=[.H25]-([.E25]+[.F25])/2" table:style-name="ce1">
            <text:p>17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LCD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SW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EC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E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Gwydion</meta:initial-creator>
    <dc:creator>Gwydion</dc:creator>
    <meta:creation-date>2022-01-28T08:26:17Z</meta:creation-date>
    <dc:date>2022-02-01T09:08:09Z</dc:date>
  </office:meta>
</office:document-meta>
</file>